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3E0000002485957D08.png" manifest:media-type="image/png"/>
  <manifest:file-entry manifest:full-path="Pictures/100002000000003D0000002475701860.png" manifest:media-type="image/png"/>
  <manifest:file-entry manifest:full-path="Pictures/100002000000003B00000024050E997A.png" manifest:media-type="image/png"/>
  <manifest:file-entry manifest:full-path="Pictures/100002000000007B00000036DBD73839.png" manifest:media-type="image/png"/>
  <manifest:file-entry manifest:full-path="Pictures/1000020000000040000000313E8F9A9B.png" manifest:media-type="image/png"/>
  <manifest:file-entry manifest:full-path="Pictures/100002000000007B000000316CC20D80.png" manifest:media-type="image/png"/>
  <manifest:file-entry manifest:full-path="Pictures/100002000000003D00000024FF480A6E.png" manifest:media-type="image/png"/>
  <manifest:file-entry manifest:full-path="Pictures/100002000000002F0000002467824996.png" manifest:media-type="image/png"/>
  <manifest:file-entry manifest:full-path="Pictures/100002000000006B0000002438286599.png" manifest:media-type="image/png"/>
  <manifest:file-entry manifest:full-path="Pictures/100002000000003D000000245CE5D18B.png" manifest:media-type="image/png"/>
  <manifest:file-entry manifest:full-path="Pictures/100002000000003D0000002474C8065F.png" manifest:media-type="image/png"/>
  <manifest:file-entry manifest:full-path="Pictures/100002000000006A00000029BAD8B8C6.png" manifest:media-type="image/png"/>
  <manifest:file-entry manifest:full-path="Pictures/100002000000006D00000023D5F92F49.png" manifest:media-type="image/png"/>
  <manifest:file-entry manifest:full-path="Pictures/10000200000000320000002314DC6DCE.png" manifest:media-type="image/png"/>
  <manifest:file-entry manifest:full-path="Pictures/100002000000006D00000028E8356BDA.png" manifest:media-type="image/png"/>
  <manifest:file-entry manifest:full-path="Pictures/100002000000006700000032353C24C0.png" manifest:media-type="image/png"/>
  <manifest:file-entry manifest:full-path="Pictures/100002000000002C00000032CC0F54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aea79f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cm" svg:stroke-color="#333333" draw:fill="none" draw:fill-color="#006600" draw:textarea-vertical-align="middle"/>
    </style:style>
    <style:style style:name="gr5" style:family="graphic" style:parent-style-name="objectwithoutfill">
      <style:graphic-properties svg:stroke-width="0cm" svg:stroke-color="#333333" draw:marker-start="Arrow" draw:marker-end="Arrow" draw:fill="none" draw:fill-color="#006600" draw:textarea-vertical-align="middle"/>
    </style:style>
    <style:style style:name="gr6" style:family="graphic" style:parent-style-name="objectwithoutfill">
      <style:graphic-properties svg:stroke-width="0cm" svg:stroke-color="#000000" draw:fill="none" draw:textarea-vertical-align="middle"/>
    </style:style>
    <style:style style:name="gr7" style:family="graphic" style:parent-style-name="standard">
      <style:graphic-properties draw:stroke="none" svg:stroke-width="0cm" svg:stroke-color="#000000" draw:fill="solid" draw:fill-color="#ffffff" fo:min-height="0.8cm"/>
    </style:style>
    <style:style style:name="gr8" style:family="graphic" style:parent-style-name="standard">
      <style:graphic-properties draw:stroke="none" svg:stroke-width="0cm" svg:stroke-color="#000000" draw:fill="solid" draw:fill-color="#ffffff" fo:min-height="0.829cm"/>
    </style:style>
    <style:style style:name="gr9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1cm" svg:stroke-color="#000000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856cm"/>
    </style:style>
    <style:style style:name="gr13" style:family="graphic" style:parent-style-name="standard">
      <style:graphic-properties svg:stroke-width="0.05cm" svg:stroke-color="#aea79f" draw:marker-start-width="0.275cm" draw:marker-end-width="0.275cm" draw:fill="solid" draw:fill-color="#77216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666666" draw:marker-start-width="0.35cm" draw:marker-end-width="0.3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666666" draw:marker-start-width="0.35cm" draw:marker-end-width="0.35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5cm"/>
    </style:style>
    <style:style style:name="gr19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style:font-name="TeXGyreTermes"/>
    </style:style>
    <style:style style:name="P3" style:family="paragraph">
      <style:text-properties fo:color="#ff3333" fo:font-weight="bold" style:font-weight-asian="bold" style:font-weight-complex="bold"/>
    </style:style>
    <style:style style:name="P4" style:family="paragraph">
      <style:text-properties fo:color="#0000cc" fo:font-weight="bold" style:font-weight-asian="bold" style:font-weight-complex="bold"/>
    </style:style>
    <style:style style:name="T1" style:family="text">
      <style:text-properties style:font-name="TeXGyreTermes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color="#0000cc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ath draw:style-name="gr1" draw:text-style-name="P1" draw:layer="layout" svg:width="9.442cm" svg:height="7.43cm" draw:transform="rotate (0.785398163397448) translate (4.47420068037809cm 11.4052006803781cm)" svg:viewBox="0 0 9443 7431" svg:d="M0 3917c542 69 1080-47 1633 149 340 120 1395 429 1040-565-169-474 216-971 327-1455 108-474 524-857 267-1396-180-376 718-1096 742-267 17 567-507 641-445 1336 41 466-477 836-446 1337 35 561 2 1123 30 1693 25 500 321 927 385 1454 73 595 116 1100 565 1218 440 116 534-816 267-1277-228-394-466-759-682-1158-228-418-288-1002 89-1336 497-442-191-765 148-1337 434-731 692 176 654 535-62 566-391 1075-119 1604 549 1070 217-484 237-773 72-995 744-273 1159-326 448-58 811-221 1157-625 351-408 1021 40 1515 149l564 89h356">
          <text:p/>
        </draw:path>
        <draw:custom-shape draw:style-name="gr2" draw:text-style-name="P1" draw:layer="layout" svg:width="1.825cm" svg:height="1.8cm" svg:x="13.938cm" svg:y="9.6cm">
          <text:p/>
          <draw:enhanced-geometry svg:viewBox="0 0 21600 21600" draw:text-areas="0 ?f0 ?f5 ?f2" draw:type="right-arrow" draw:modifiers="12408.7623220153 5013.214880621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1" draw:layer="layout" svg:width="0.533cm" svg:height="0.532cm" draw:transform="rotate (-2.18323236131971) translate (21.45cm 8.4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" draw:text-style-name="P1" draw:layer="layout" svg:x1="20.486cm" svg:y1="9.029cm" svg:x2="20.679cm" svg:y2="9.511cm">
              <text:p/>
            </draw:line>
            <draw:line draw:style-name="gr4" draw:text-style-name="P1" draw:layer="layout" svg:x1="20.16cm" svg:y1="9.493cm" svg:x2="20.679cm" svg:y2="9.511cm">
              <text:p/>
            </draw:line>
            <draw:line draw:style-name="gr4" draw:text-style-name="P1" draw:layer="layout" svg:x1="20.16cm" svg:y1="9.493cm" svg:x2="20.353cm" svg:y2="9.975cm">
              <text:p/>
            </draw:line>
            <draw:line draw:style-name="gr4" draw:text-style-name="P1" draw:layer="layout" svg:x1="19.834cm" svg:y1="9.957cm" svg:x2="20.353cm" svg:y2="9.975cm">
              <text:p/>
            </draw:line>
            <draw:line draw:style-name="gr4" draw:text-style-name="P1" draw:layer="layout" svg:x1="19.834cm" svg:y1="9.957cm" svg:x2="20.027cm" svg:y2="10.439cm">
              <text:p/>
            </draw:line>
            <draw:line draw:style-name="gr4" draw:text-style-name="P1" draw:layer="layout" svg:x1="19.768cm" svg:y1="10.43cm" svg:x2="20.028cm" svg:y2="10.439cm">
              <text:p/>
            </draw:line>
            <draw:line draw:style-name="gr4" draw:text-style-name="P1" draw:layer="layout" svg:x1="20.486cm" svg:y1="9.029cm" svg:x2="20.746cm" svg:y2="9.038cm">
              <text:p/>
            </draw:line>
            <draw:line draw:style-name="gr4" draw:text-style-name="P1" draw:layer="layout" svg:x1="19.767cm" svg:y1="10.43cm" svg:x2="19.588cm" svg:y2="10.685cm">
              <text:p/>
            </draw:line>
            <draw:line draw:style-name="gr4" draw:text-style-name="P1" draw:layer="layout" svg:x1="20.925cm" svg:y1="8.782cm" svg:x2="20.746cm" svg:y2="9.037cm">
              <text:p/>
            </draw:line>
          </draw:g>
          <draw:custom-shape draw:style-name="gr3" draw:text-style-name="P1" draw:layer="layout" svg:width="0.532cm" svg:height="0.532cm" draw:transform="skewX (0.00191986217719376) rotate (-1.55491383060175) translate (19.691cm 10.63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" draw:text-style-name="P1" draw:layer="layout" svg:x1="19.223cm" svg:y1="11.562cm" svg:x2="19.662cm" svg:y2="11.797cm">
              <text:p/>
            </draw:line>
            <draw:line draw:style-name="gr4" draw:text-style-name="P1" draw:layer="layout" svg:x1="19.231cm" svg:y1="12.046cm" svg:x2="19.663cm" svg:y2="11.797cm">
              <text:p/>
            </draw:line>
            <draw:line draw:style-name="gr4" draw:text-style-name="P1" draw:layer="layout" svg:x1="19.231cm" svg:y1="12.046cm" svg:x2="19.67cm" svg:y2="12.281cm">
              <text:p/>
            </draw:line>
            <draw:line draw:style-name="gr4" draw:text-style-name="P1" draw:layer="layout" svg:x1="19.238cm" svg:y1="12.53cm" svg:x2="19.67cm" svg:y2="12.281cm">
              <text:p/>
            </draw:line>
            <draw:line draw:style-name="gr4" draw:text-style-name="P1" draw:layer="layout" svg:x1="19.239cm" svg:y1="12.53cm" svg:x2="19.678cm" svg:y2="12.765cm">
              <text:p/>
            </draw:line>
            <draw:line draw:style-name="gr4" draw:text-style-name="P1" draw:layer="layout" svg:x1="19.462cm" svg:y1="12.89cm" svg:x2="19.678cm" svg:y2="12.765cm">
              <text:p/>
            </draw:line>
            <draw:line draw:style-name="gr4" draw:text-style-name="P1" draw:layer="layout" svg:x1="19.223cm" svg:y1="11.562cm" svg:x2="19.439cm" svg:y2="11.437cm">
              <text:p/>
            </draw:line>
            <draw:line draw:style-name="gr4" draw:text-style-name="P1" draw:layer="layout" svg:x1="19.462cm" svg:y1="12.89cm" svg:x2="19.466cm" svg:y2="13.156cm">
              <text:p/>
            </draw:line>
            <draw:line draw:style-name="gr4" draw:text-style-name="P1" draw:layer="layout" svg:x1="19.435cm" svg:y1="11.171cm" svg:x2="19.439cm" svg:y2="11.437cm">
              <text:p/>
            </draw:line>
          </draw:g>
          <draw:custom-shape draw:style-name="gr3" draw:text-style-name="P1" draw:layer="layout" svg:width="0.532cm" svg:height="0.531cm" draw:transform="skewX (0.00191986217719375) rotate (-2.91627064715733) translate (19.752cm 13.6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32cm" svg:height="0.531cm" draw:transform="skewX (0.00191986217719372) rotate (-2.28795211643937) translate (16.595cm 14.4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32cm" svg:height="0.532cm" draw:transform="rotate (2.07851260620005) translate (22.117cm 6.845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" draw:text-style-name="P1" draw:layer="layout" svg:x1="18.58cm" svg:y1="13.47cm" svg:x2="18.388cm" svg:y2="13.994cm">
              <text:p/>
            </draw:line>
            <draw:line draw:style-name="gr4" draw:text-style-name="P1" draw:layer="layout" svg:x1="17.92cm" svg:y1="13.691cm" svg:x2="18.388cm" svg:y2="13.993cm">
              <text:p/>
            </draw:line>
            <draw:line draw:style-name="gr4" draw:text-style-name="P1" draw:layer="layout" svg:x1="17.92cm" svg:y1="13.691cm" svg:x2="17.728cm" svg:y2="14.215cm">
              <text:p/>
            </draw:line>
            <draw:line draw:style-name="gr4" draw:text-style-name="P1" draw:layer="layout" svg:x1="17.26cm" svg:y1="13.912cm" svg:x2="17.728cm" svg:y2="14.214cm">
              <text:p/>
            </draw:line>
            <draw:line draw:style-name="gr4" draw:text-style-name="P1" draw:layer="layout" svg:x1="17.26cm" svg:y1="13.912cm" svg:x2="17.068cm" svg:y2="14.436cm">
              <text:p/>
            </draw:line>
            <draw:line draw:style-name="gr4" draw:text-style-name="P1" draw:layer="layout" svg:x1="16.833cm" svg:y1="14.285cm" svg:x2="17.067cm" svg:y2="14.436cm">
              <text:p/>
            </draw:line>
            <draw:line draw:style-name="gr4" draw:text-style-name="P1" draw:layer="layout" svg:x1="18.58cm" svg:y1="13.47cm" svg:x2="18.815cm" svg:y2="13.621cm">
              <text:p/>
            </draw:line>
            <draw:line draw:style-name="gr4" draw:text-style-name="P1" draw:layer="layout" svg:x1="16.833cm" svg:y1="14.285cm" svg:x2="16.47cm" svg:y2="14.407cm">
              <text:p/>
            </draw:line>
            <draw:line draw:style-name="gr4" draw:text-style-name="P1" draw:layer="layout" svg:x1="19.178cm" svg:y1="13.499cm" svg:x2="18.815cm" svg:y2="13.621cm">
              <text:p/>
            </draw:line>
          </draw:g>
          <draw:g>
            <draw:line draw:style-name="gr4" draw:text-style-name="P1" draw:layer="layout" svg:x1="21.187cm" svg:y1="7.907cm" svg:x2="21.676cm" svg:y2="7.925cm">
              <text:p/>
            </draw:line>
            <draw:line draw:style-name="gr4" draw:text-style-name="P1" draw:layer="layout" svg:x1="21.407cm" svg:y1="7.516cm" svg:x2="21.677cm" svg:y2="7.925cm">
              <text:p/>
            </draw:line>
            <draw:line draw:style-name="gr4" draw:text-style-name="P1" draw:layer="layout" svg:x1="21.406cm" svg:y1="7.516cm" svg:x2="21.895cm" svg:y2="7.534cm">
              <text:p/>
            </draw:line>
            <draw:line draw:style-name="gr4" draw:text-style-name="P1" draw:layer="layout" svg:x1="21.626cm" svg:y1="7.125cm" svg:x2="21.896cm" svg:y2="7.534cm">
              <text:p/>
            </draw:line>
            <draw:line draw:style-name="gr4" draw:text-style-name="P1" draw:layer="layout" svg:x1="21.626cm" svg:y1="7.125cm" svg:x2="22.115cm" svg:y2="7.143cm">
              <text:p/>
            </draw:line>
            <draw:line draw:style-name="gr4" draw:text-style-name="P1" draw:layer="layout" svg:x1="21.981cm" svg:y1="6.938cm" svg:x2="22.116cm" svg:y2="7.142cm">
              <text:p/>
            </draw:line>
            <draw:line draw:style-name="gr4" draw:text-style-name="P1" draw:layer="layout" svg:x1="21.187cm" svg:y1="7.907cm" svg:x2="21.322cm" svg:y2="8.112cm">
              <text:p/>
            </draw:line>
            <draw:line draw:style-name="gr4" draw:text-style-name="P1" draw:layer="layout" svg:x1="21.981cm" svg:y1="6.938cm" svg:x2="22.102cm" svg:y2="6.723cm">
              <text:p/>
            </draw:line>
            <draw:line draw:style-name="gr4" draw:text-style-name="P1" draw:layer="layout" svg:x1="21.2cm" svg:y1="8.327cm" svg:x2="21.321cm" svg:y2="8.112cm">
              <text:p/>
            </draw:line>
          </draw:g>
        </draw:g>
      </draw:page>
      <draw:page draw:name="page2" draw:style-name="dp1" draw:master-page-name="標準">
        <draw:custom-shape draw:style-name="gr3" draw:text-style-name="P1" draw:layer="layout" svg:width="1.1cm" svg:height="1.1cm" svg:x="9.5cm" svg:y="10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1" draw:layer="layout" svg:x1="11.539cm" svg:y1="11.7cm" svg:x2="12.125cm" svg:y2="10.8cm">
            <text:p/>
          </draw:line>
          <draw:line draw:style-name="gr4" draw:text-style-name="P1" draw:layer="layout" svg:x1="12.711cm" svg:y1="11.7cm" svg:x2="12.125cm" svg:y2="10.8cm">
            <text:p/>
          </draw:line>
          <draw:line draw:style-name="gr4" draw:text-style-name="P1" draw:layer="layout" svg:x1="12.711cm" svg:y1="11.7cm" svg:x2="13.297cm" svg:y2="10.8cm">
            <text:p/>
          </draw:line>
          <draw:line draw:style-name="gr4" draw:text-style-name="P1" draw:layer="layout" svg:x1="13.883cm" svg:y1="11.7cm" svg:x2="13.297cm" svg:y2="10.8cm">
            <text:p/>
          </draw:line>
          <draw:line draw:style-name="gr4" draw:text-style-name="P1" draw:layer="layout" svg:x1="13.882cm" svg:y1="11.7cm" svg:x2="14.468cm" svg:y2="10.8cm">
            <text:p/>
          </draw:line>
          <draw:line draw:style-name="gr4" draw:text-style-name="P1" draw:layer="layout" svg:x1="14.761cm" svg:y1="11.25cm" svg:x2="14.468cm" svg:y2="10.8cm">
            <text:p/>
          </draw:line>
          <draw:line draw:style-name="gr4" draw:text-style-name="P1" draw:layer="layout" svg:x1="11.539cm" svg:y1="11.7cm" svg:x2="11.245cm" svg:y2="11.249cm">
            <text:p/>
          </draw:line>
          <draw:line draw:style-name="gr4" draw:text-style-name="P1" draw:layer="layout" svg:x1="14.761cm" svg:y1="11.25cm" svg:x2="15.405cm" svg:y2="11.25cm">
            <text:p/>
          </draw:line>
          <draw:line draw:style-name="gr4" draw:text-style-name="P1" draw:layer="layout" svg:x1="10.6cm" svg:y1="11.25cm" svg:x2="11.244cm" svg:y2="11.25cm">
            <text:p/>
          </draw:line>
        </draw:g>
        <draw:custom-shape draw:style-name="gr3" draw:text-style-name="P1" draw:layer="layout" svg:width="1.1cm" svg:height="1.1cm" draw:transform="rotate (0.628318530717959) translate (15.196cm 11.13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1" draw:layer="layout" svg:x1="17.322cm" svg:y1="10.826cm" svg:x2="17.198cm" svg:y2="9.804cm">
            <text:p/>
          </draw:line>
          <draw:line draw:style-name="gr4" draw:text-style-name="P1" draw:layer="layout" svg:x1="18.132cm" svg:y1="10.238cm" svg:x2="17.198cm" svg:y2="9.804cm">
            <text:p/>
          </draw:line>
          <draw:line draw:style-name="gr4" draw:text-style-name="P1" draw:layer="layout" svg:x1="18.131cm" svg:y1="10.238cm" svg:x2="18.007cm" svg:y2="9.216cm">
            <text:p/>
          </draw:line>
          <draw:line draw:style-name="gr4" draw:text-style-name="P1" draw:layer="layout" svg:x1="18.941cm" svg:y1="9.65cm" svg:x2="18.007cm" svg:y2="9.216cm">
            <text:p/>
          </draw:line>
          <draw:line draw:style-name="gr4" draw:text-style-name="P1" draw:layer="layout" svg:x1="18.94cm" svg:y1="9.65cm" svg:x2="18.816cm" svg:y2="8.628cm">
            <text:p/>
          </draw:line>
          <draw:line draw:style-name="gr4" draw:text-style-name="P1" draw:layer="layout" svg:x1="19.283cm" svg:y1="8.845cm" svg:x2="18.816cm" svg:y2="8.628cm">
            <text:p/>
          </draw:line>
          <draw:line draw:style-name="gr4" draw:text-style-name="P1" draw:layer="layout" svg:x1="17.322cm" svg:y1="10.825cm" svg:x2="16.854cm" svg:y2="10.608cm">
            <text:p/>
          </draw:line>
          <draw:line draw:style-name="gr4" draw:text-style-name="P1" draw:layer="layout" svg:x1="19.283cm" svg:y1="8.845cm" svg:x2="19.728cm" svg:y2="8.522cm">
            <text:p/>
          </draw:line>
          <draw:line draw:style-name="gr4" draw:text-style-name="P1" draw:layer="layout" svg:x1="16.409cm" svg:y1="10.933cm" svg:x2="16.854cm" svg:y2="10.61cm">
            <text:p/>
          </draw:line>
        </draw:g>
        <draw:custom-shape draw:style-name="gr3" draw:text-style-name="P1" draw:layer="layout" svg:width="1.1cm" svg:height="1.1cm" draw:transform="rotate (-0.733038285837618) translate (20.176cm 7.48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cm" svg:height="1.1cm" draw:transform="rotate (-0.10471975511966) translate (25.376cm 11.8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cm" svg:height="1.1cm" draw:transform="rotate (-0.10471975511966) translate (4.683cm 11.186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1" draw:layer="layout" svg:x1="21.312cm" svg:y1="9.648cm" svg:x2="22.425cm" svg:y2="9.35cm">
            <text:p/>
          </draw:line>
          <draw:line draw:style-name="gr4" draw:text-style-name="P1" draw:layer="layout" svg:x1="22.47cm" svg:y1="10.501cm" svg:x2="22.425cm" svg:y2="9.35cm">
            <text:p/>
          </draw:line>
          <draw:line draw:style-name="gr4" draw:text-style-name="P1" draw:layer="layout" svg:x1="22.47cm" svg:y1="10.501cm" svg:x2="23.583cm" svg:y2="10.203cm">
            <text:p/>
          </draw:line>
          <draw:line draw:style-name="gr4" draw:text-style-name="P1" draw:layer="layout" svg:x1="23.628cm" svg:y1="11.354cm" svg:x2="23.583cm" svg:y2="10.203cm">
            <text:p/>
          </draw:line>
          <draw:line draw:style-name="gr4" draw:text-style-name="P1" draw:layer="layout" svg:x1="23.628cm" svg:y1="11.355cm" svg:x2="24.741cm" svg:y2="11.057cm">
            <text:p/>
          </draw:line>
          <draw:line draw:style-name="gr4" draw:text-style-name="P1" draw:layer="layout" svg:x1="24.764cm" svg:y1="11.633cm" svg:x2="24.741cm" svg:y2="11.057cm">
            <text:p/>
          </draw:line>
          <draw:line draw:style-name="gr4" draw:text-style-name="P1" draw:layer="layout" svg:x1="21.311cm" svg:y1="9.647cm" svg:x2="21.288cm" svg:y2="9.07cm">
            <text:p/>
          </draw:line>
          <draw:line draw:style-name="gr4" draw:text-style-name="P1" draw:layer="layout" svg:x1="24.764cm" svg:y1="11.633cm" svg:x2="25.401cm" svg:y2="12.102cm">
            <text:p/>
          </draw:line>
          <draw:line draw:style-name="gr4" draw:text-style-name="P1" draw:layer="layout" svg:x1="20.65cm" svg:y1="8.601cm" svg:x2="21.287cm" svg:y2="9.07cm">
            <text:p/>
          </draw:line>
        </draw:g>
        <draw:g>
          <draw:line draw:style-name="gr4" draw:text-style-name="P1" draw:layer="layout" svg:x1="8.81cm" svg:y1="11.847cm" svg:x2="8.259cm" svg:y2="10.998cm">
            <text:p/>
          </draw:line>
          <draw:line draw:style-name="gr4" draw:text-style-name="P1" draw:layer="layout" svg:x1="7.888cm" svg:y1="11.94cm" svg:x2="8.259cm" svg:y2="10.998cm">
            <text:p/>
          </draw:line>
          <draw:line draw:style-name="gr4" draw:text-style-name="P1" draw:layer="layout" svg:x1="7.888cm" svg:y1="11.941cm" svg:x2="7.337cm" svg:y2="11.092cm">
            <text:p/>
          </draw:line>
          <draw:line draw:style-name="gr4" draw:text-style-name="P1" draw:layer="layout" svg:x1="6.965cm" svg:y1="12.034cm" svg:x2="7.336cm" svg:y2="11.092cm">
            <text:p/>
          </draw:line>
          <draw:line draw:style-name="gr4" draw:text-style-name="P1" draw:layer="layout" svg:x1="6.966cm" svg:y1="12.034cm" svg:x2="6.415cm" svg:y2="11.185cm">
            <text:p/>
          </draw:line>
          <draw:line draw:style-name="gr4" draw:text-style-name="P1" draw:layer="layout" svg:x1="6.229cm" svg:y1="11.656cm" svg:x2="6.414cm" svg:y2="11.185cm">
            <text:p/>
          </draw:line>
          <draw:line draw:style-name="gr4" draw:text-style-name="P1" draw:layer="layout" svg:x1="8.81cm" svg:y1="11.847cm" svg:x2="8.996cm" svg:y2="11.375cm">
            <text:p/>
          </draw:line>
          <draw:line draw:style-name="gr4" draw:text-style-name="P1" draw:layer="layout" svg:x1="6.229cm" svg:y1="11.656cm" svg:x2="5.722cm" svg:y2="11.707cm">
            <text:p/>
          </draw:line>
          <draw:line draw:style-name="gr4" draw:text-style-name="P1" draw:layer="layout" svg:x1="9.504cm" svg:y1="11.325cm" svg:x2="8.997cm" svg:y2="11.376cm">
            <text:p/>
          </draw:line>
        </draw:g>
        <draw:line draw:style-name="gr5" draw:text-style-name="P1" draw:layer="layout" svg:x1="10.052cm" svg:y1="12.543cm" svg:x2="15.953cm" svg:y2="12.543cm">
          <text:p/>
        </draw:line>
        <draw:line draw:style-name="gr6" draw:text-style-name="P1" draw:layer="layout" svg:x1="10.053cm" svg:y1="12cm" svg:x2="10.053cm" svg:y2="12.993cm">
          <text:p/>
        </draw:line>
        <draw:frame draw:style-name="gr7" draw:text-style-name="P2" draw:layer="layout" svg:width="1.6cm" svg:height="1.102cm" svg:x="12.229cm" svg:y="12.018cm">
          <draw:text-box>
            <text:p/>
          </draw:text-box>
        </draw:frame>
        <draw:line draw:style-name="gr6" draw:text-style-name="P1" draw:layer="layout" svg:x1="15.953cm" svg:y1="12.001cm" svg:x2="15.953cm" svg:y2="12.994cm">
          <text:p/>
        </draw:line>
        <draw:line draw:style-name="gr5" draw:text-style-name="P1" draw:layer="layout" svg:x1="15.223cm" svg:y1="10.187cm" svg:x2="19.567cm" svg:y2="7.145cm">
          <text:p/>
        </draw:line>
        <draw:line draw:style-name="gr6" draw:text-style-name="P1" draw:layer="layout" svg:x1="14.944cm" svg:y1="9.787cm" svg:x2="15.456cm" svg:y2="10.518cm">
          <text:p/>
        </draw:line>
        <draw:frame draw:style-name="gr8" draw:text-style-name="P2" draw:layer="layout" svg:width="1.438cm" svg:height="1.102cm" draw:transform="rotate (0.611039771123215) translate (16.449cm 8.644cm)">
          <draw:text-box>
            <text:p/>
          </draw:text-box>
        </draw:frame>
        <draw:line draw:style-name="gr6" draw:text-style-name="P1" draw:layer="layout" svg:x1="19.288cm" svg:y1="6.746cm" svg:x2="19.8cm" svg:y2="7.477cm">
          <text:p/>
        </draw:line>
        <draw:frame draw:style-name="gr9" draw:text-style-name="P1" draw:layer="layout" svg:width="1.237cm" svg:height="0.6cm" svg:x="12.376cm" svg:y="12.3cm">
          <draw:image xlink:href="Pictures/100002000000006700000032353C24C0.png" xlink:type="simple" xlink:show="embed" xlink:actuate="onLoad">
            <text:p/>
          </draw:image>
        </draw:frame>
        <draw:frame draw:style-name="gr9" draw:text-style-name="P1" draw:layer="layout" svg:width="0.572cm" svg:height="0.65cm" svg:x="17.128cm" svg:y="8.374cm">
          <draw:image xlink:href="Pictures/100002000000002C00000032CC0F54D7.png" xlink:type="simple" xlink:show="embed" xlink:actuate="onLoad">
            <text:p/>
          </draw:image>
        </draw:frame>
        <draw:frame draw:style-name="gr9" draw:text-style-name="P1" draw:layer="layout" svg:width="1.4cm" svg:height="0.449cm" svg:x="11.327cm" svg:y="10.045cm">
          <draw:image xlink:href="Pictures/100002000000006D00000023D5F92F49.png" xlink:type="simple" xlink:show="embed" xlink:actuate="onLoad">
            <text:p/>
          </draw:image>
        </draw:frame>
        <draw:frame draw:style-name="gr9" draw:text-style-name="P1" draw:layer="layout" svg:width="0.8cm" svg:height="0.56cm" svg:x="18.8cm" svg:y="9.9cm">
          <draw:image xlink:href="Pictures/10000200000000320000002314DC6DCE.png" xlink:type="simple" xlink:show="embed" xlink:actuate="onLoad">
            <text:p/>
          </draw:image>
        </draw:frame>
        <draw:frame draw:style-name="gr9" draw:text-style-name="P1" draw:layer="layout" svg:width="1.555cm" svg:height="0.57cm" svg:x="22.645cm" svg:y="8.711cm">
          <draw:image xlink:href="Pictures/100002000000006D00000028E8356BDA.png" xlink:type="simple" xlink:show="embed" xlink:actuate="onLoad">
            <text:p/>
          </draw:image>
        </draw:frame>
        <draw:frame draw:style-name="gr9" draw:text-style-name="P1" draw:layer="layout" svg:width="1.912cm" svg:height="0.643cm" svg:x="8.639cm" svg:y="9.957cm">
          <draw:image xlink:href="Pictures/100002000000006B0000002438286599.png" xlink:type="simple" xlink:show="embed" xlink:actuate="onLoad">
            <text:p/>
          </draw:image>
        </draw:frame>
        <draw:frame draw:style-name="gr9" draw:text-style-name="P1" draw:layer="layout" svg:width="0.786cm" svg:height="0.602cm" svg:x="16.287cm" svg:y="11.998cm">
          <draw:image xlink:href="Pictures/100002000000002F0000002467824996.png" xlink:type="simple" xlink:show="embed" xlink:actuate="onLoad">
            <text:p/>
          </draw:image>
        </draw:frame>
        <draw:frame draw:style-name="gr9" draw:text-style-name="P1" draw:layer="layout" svg:width="1.72cm" svg:height="0.665cm" svg:x="19.98cm" svg:y="7.046cm">
          <draw:image xlink:href="Pictures/100002000000006A00000029BAD8B8C6.png" xlink:type="simple" xlink:show="embed" xlink:actuate="onLoad">
            <text:p/>
          </draw:image>
        </draw:frame>
        <draw:frame draw:style-name="gr9" draw:text-style-name="P1" draw:layer="layout" svg:width="1.407cm" svg:height="0.56cm" svg:x="13.22cm" svg:y="9.931cm">
          <draw:image xlink:href="Pictures/100002000000007B000000316CC20D80.png" xlink:type="simple" xlink:show="embed" xlink:actuate="onLoad">
            <text:p/>
          </draw:image>
        </draw:frame>
        <draw:frame draw:style-name="gr9" draw:text-style-name="P1" draw:layer="layout" svg:width="0.97cm" svg:height="0.742cm" svg:x="17.921cm" svg:y="10.358cm">
          <draw:image xlink:href="Pictures/1000020000000040000000313E8F9A9B.png" xlink:type="simple" xlink:show="embed" xlink:actuate="onLoad">
            <text:p/>
          </draw:image>
        </draw:frame>
        <draw:frame draw:style-name="gr9" draw:text-style-name="P1" draw:layer="layout" svg:width="1.719cm" svg:height="0.754cm" svg:x="23.9cm" svg:y="9.546cm">
          <draw:image xlink:href="Pictures/100002000000007B00000036DBD73839.png" xlink:type="simple" xlink:show="embed" xlink:actuate="onLoad">
            <text:p/>
          </draw:image>
        </draw:frame>
      </draw:page>
      <draw:page draw:name="page3" draw:style-name="dp1" draw:master-page-name="標準">
        <draw:g>
          <draw:g>
            <draw:line draw:style-name="gr10" draw:text-style-name="P1" draw:layer="layout" svg:x1="18.09cm" svg:y1="12.3cm" svg:x2="21.019cm" svg:y2="12.3cm">
              <text:p/>
            </draw:line>
            <draw:line draw:style-name="gr10" draw:text-style-name="P1" draw:layer="layout" svg:x1="18.091cm" svg:y1="8.904cm" svg:x2="21.019cm" svg:y2="8.904cm">
              <text:p/>
            </draw:line>
            <draw:line draw:style-name="gr10" draw:text-style-name="P1" draw:layer="layout" svg:x1="17.19cm" svg:y1="10.604cm" svg:x2="22.019cm" svg:y2="10.604cm">
              <text:p/>
            </draw:line>
            <draw:line draw:style-name="gr10" draw:text-style-name="P1" draw:layer="layout" svg:x1="21.754cm" svg:y1="11.03cm" svg:x2="20.253cm" svg:y2="8.43cm">
              <text:p/>
            </draw:line>
            <draw:line draw:style-name="gr10" draw:text-style-name="P1" draw:layer="layout" svg:x1="20.768cm" svg:y1="12.73cm" svg:x2="18.285cm" svg:y2="8.428cm">
              <text:p/>
            </draw:line>
            <draw:line draw:style-name="gr10" draw:text-style-name="P1" draw:layer="layout" svg:x1="18.811cm" svg:y1="12.737cm" svg:x2="17.365cm" svg:y2="10.23cm">
              <text:p/>
            </draw:line>
            <draw:line draw:style-name="gr10" draw:text-style-name="P1" draw:layer="layout" svg:x1="17.392cm" svg:y1="10.93cm" svg:x2="18.836cm" svg:y2="8.428cm">
              <text:p/>
            </draw:line>
            <draw:line draw:style-name="gr10" draw:text-style-name="P1" draw:layer="layout" svg:x1="18.316cm" svg:y1="12.73cm" svg:x2="20.798cm" svg:y2="8.43cm">
              <text:p/>
            </draw:line>
            <draw:line draw:style-name="gr10" draw:text-style-name="P1" draw:layer="layout" svg:x1="20.276cm" svg:y1="12.73cm" svg:x2="21.735cm" svg:y2="10.202cm">
              <text:p/>
            </draw:line>
          </draw:g>
          <draw:custom-shape draw:style-name="gr11" draw:text-style-name="P1" draw:layer="layout" svg:width="0.111cm" svg:height="0.111cm" svg:x="10.082cm" svg:y="10.5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0" draw:text-style-name="P1" draw:layer="layout" svg:x1="7.11cm" svg:y1="10.602cm" svg:x2="13.159cm" svg:y2="10.602cm">
              <text:p/>
            </draw:line>
            <draw:line draw:style-name="gr10" draw:text-style-name="P1" draw:layer="layout" svg:x1="7.111cm" svg:y1="12.304cm" svg:x2="13.16cm" svg:y2="12.304cm">
              <text:p/>
            </draw:line>
            <draw:line draw:style-name="gr10" draw:text-style-name="P1" draw:layer="layout" svg:x1="7.112cm" svg:y1="8.906cm" svg:x2="13.161cm" svg:y2="8.906cm">
              <text:p/>
            </draw:line>
            <draw:line draw:style-name="gr10" draw:text-style-name="P1" draw:layer="layout" svg:x1="8.435cm" svg:y1="13.601cm" svg:x2="8.435cm" svg:y2="7.603cm">
              <text:p/>
            </draw:line>
            <draw:line draw:style-name="gr10" draw:text-style-name="P1" draw:layer="layout" svg:x1="10.136cm" svg:y1="13.6cm" svg:x2="10.136cm" svg:y2="7.602cm">
              <text:p/>
            </draw:line>
            <draw:line draw:style-name="gr10" draw:text-style-name="P1" draw:layer="layout" svg:x1="11.838cm" svg:y1="13.599cm" svg:x2="11.838cm" svg:y2="7.601cm">
              <text:p/>
            </draw:line>
          </draw:g>
          <draw:custom-shape draw:style-name="gr11" draw:text-style-name="P1" draw:layer="layout" svg:width="0.111cm" svg:height="0.111cm" svg:x="11.784cm" svg:y="10.5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11.785cm" svg:y="8.8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10.082cm" svg:y="8.8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10.082cm" svg:y="12.2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8.382cm" svg:y="10.5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8.382cm" svg:y="12.2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19.494cm" svg:y="10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21.444cm" svg:y="10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17.528cm" svg:y="10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20.479cm" svg:y="8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18.499cm" svg:y="8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20.469cm" svg:y="12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11cm" svg:height="0.111cm" svg:x="18.509cm" svg:y="12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825cm" svg:height="1.8cm" svg:x="14.09cm" svg:y="9.696cm">
            <text:p/>
            <draw:enhanced-geometry svg:viewBox="0 0 21600 21600" draw:mirror-horizontal="false" draw:mirror-vertical="false" draw:text-areas="0 ?f0 ?f5 ?f2" draw:type="right-arrow" draw:modifiers="12408.7623220153 5013.2148806218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2" draw:text-style-name="P2" draw:layer="layout" svg:width="0.9cm" svg:height="1.106cm" svg:x="11.89cm" svg:y="9.601cm">
            <draw:text-box>
              <text:p><text:span text:style-name="T1">0</text:span></text:p>
            </draw:text-box>
          </draw:frame>
          <draw:frame draw:style-name="gr12" draw:text-style-name="P2" draw:layer="layout" svg:width="0.9cm" svg:height="1.106cm" svg:x="11.89cm" svg:y="7.901cm">
            <draw:text-box>
              <text:p><text:span text:style-name="T1">1</text:span></text:p>
            </draw:text-box>
          </draw:frame>
          <draw:frame draw:style-name="gr12" draw:text-style-name="P2" draw:layer="layout" svg:width="0.9cm" svg:height="1.106cm" svg:x="10.168cm" svg:y="7.901cm">
            <draw:text-box>
              <text:p><text:span text:style-name="T1">2</text:span></text:p>
            </draw:text-box>
          </draw:frame>
          <draw:frame draw:style-name="gr12" draw:text-style-name="P2" draw:layer="layout" svg:width="0.9cm" svg:height="1.106cm" svg:x="8.39cm" svg:y="9.601cm">
            <draw:text-box>
              <text:p><text:span text:style-name="T1">3</text:span></text:p>
            </draw:text-box>
          </draw:frame>
          <draw:frame draw:style-name="gr12" draw:text-style-name="P2" draw:layer="layout" svg:width="0.9cm" svg:height="1.106cm" svg:x="8.39cm" svg:y="11.301cm">
            <draw:text-box>
              <text:p><text:span text:style-name="T1">4</text:span></text:p>
            </draw:text-box>
          </draw:frame>
          <draw:frame draw:style-name="gr12" draw:text-style-name="P2" draw:layer="layout" svg:width="0.9cm" svg:height="1.106cm" svg:x="10.19cm" svg:y="11.301cm">
            <draw:text-box>
              <text:p><text:span text:style-name="T1">5</text:span></text:p>
            </draw:text-box>
          </draw:frame>
          <draw:frame draw:style-name="gr12" draw:text-style-name="P2" draw:layer="layout" svg:width="0.9cm" svg:height="1.106cm" svg:x="21.69cm" svg:y="9.701cm">
            <draw:text-box>
              <text:p><text:span text:style-name="T1">0</text:span></text:p>
            </draw:text-box>
          </draw:frame>
          <draw:frame draw:style-name="gr12" draw:text-style-name="P2" draw:layer="layout" svg:width="0.9cm" svg:height="1.106cm" svg:x="20.69cm" svg:y="8.001cm">
            <draw:text-box>
              <text:p><text:span text:style-name="T1">1</text:span></text:p>
            </draw:text-box>
          </draw:frame>
          <draw:frame draw:style-name="gr12" draw:text-style-name="P2" draw:layer="layout" svg:width="0.9cm" svg:height="1.106cm" svg:x="17.568cm" svg:y="8.001cm">
            <draw:text-box>
              <text:p><text:span text:style-name="T1">2</text:span></text:p>
            </draw:text-box>
          </draw:frame>
          <draw:frame draw:style-name="gr12" draw:text-style-name="P2" draw:layer="layout" svg:width="0.9cm" svg:height="1.106cm" svg:x="16.59cm" svg:y="9.701cm">
            <draw:text-box>
              <text:p><text:span text:style-name="T1">3</text:span></text:p>
            </draw:text-box>
          </draw:frame>
          <draw:frame draw:style-name="gr12" draw:text-style-name="P2" draw:layer="layout" svg:width="0.9cm" svg:height="1.106cm" svg:x="17.638cm" svg:y="12.001cm">
            <draw:text-box>
              <text:p><text:span text:style-name="T1">4</text:span></text:p>
            </draw:text-box>
          </draw:frame>
          <draw:frame draw:style-name="gr12" draw:text-style-name="P2" draw:layer="layout" svg:width="0.9cm" svg:height="1.106cm" svg:x="20.59cm" svg:y="12.001cm">
            <draw:text-box>
              <text:p><text:span text:style-name="T1">5</text:span></text:p>
            </draw:text-box>
          </draw:frame>
          <draw:custom-shape draw:style-name="gr13" draw:text-style-name="P1" draw:layer="layout" svg:width="3.2cm" svg:height="0.504cm" svg:x="8.116cm" svg:y="12.797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1" draw:layer="layout" svg:width="3.2cm" svg:height="0.504cm" draw:transform="rotate (-3.14159265358979) translate (12.124cm 7.904c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4" draw:style-name="dp1" draw:master-page-name="標準">
        <draw:g>
          <draw:line draw:style-name="gr10" draw:text-style-name="P1" draw:layer="layout" svg:x1="12.472cm" svg:y1="12.271cm" svg:x2="15.401cm" svg:y2="12.271cm">
            <text:p/>
          </draw:line>
          <draw:line draw:style-name="gr10" draw:text-style-name="P1" draw:layer="layout" svg:x1="12.473cm" svg:y1="8.875cm" svg:x2="15.401cm" svg:y2="8.875cm">
            <text:p/>
          </draw:line>
          <draw:line draw:style-name="gr10" draw:text-style-name="P1" draw:layer="layout" svg:x1="11.572cm" svg:y1="10.575cm" svg:x2="16.401cm" svg:y2="10.575cm">
            <text:p/>
          </draw:line>
          <draw:line draw:style-name="gr10" draw:text-style-name="P1" draw:layer="layout" svg:x1="16.136cm" svg:y1="11.001cm" svg:x2="14.635cm" svg:y2="8.401cm">
            <text:p/>
          </draw:line>
          <draw:line draw:style-name="gr10" draw:text-style-name="P1" draw:layer="layout" svg:x1="15.15cm" svg:y1="12.701cm" svg:x2="12.667cm" svg:y2="8.399cm">
            <text:p/>
          </draw:line>
          <draw:line draw:style-name="gr10" draw:text-style-name="P1" draw:layer="layout" svg:x1="13.193cm" svg:y1="12.708cm" svg:x2="11.747cm" svg:y2="10.201cm">
            <text:p/>
          </draw:line>
          <draw:line draw:style-name="gr10" draw:text-style-name="P1" draw:layer="layout" svg:x1="11.774cm" svg:y1="10.901cm" svg:x2="13.218cm" svg:y2="8.399cm">
            <text:p/>
          </draw:line>
          <draw:line draw:style-name="gr10" draw:text-style-name="P1" draw:layer="layout" svg:x1="12.698cm" svg:y1="12.701cm" svg:x2="15.18cm" svg:y2="8.401cm">
            <text:p/>
          </draw:line>
          <draw:line draw:style-name="gr10" draw:text-style-name="P1" draw:layer="layout" svg:x1="14.658cm" svg:y1="12.701cm" svg:x2="16.117cm" svg:y2="10.173cm">
            <text:p/>
          </draw:line>
        </draw:g>
        <draw:line draw:style-name="gr14" draw:text-style-name="P1" draw:layer="layout" svg:x1="13.924cm" svg:y1="10.576cm" svg:x2="15.893cm" svg:y2="10.576cm">
          <text:p/>
        </draw:line>
        <draw:line draw:style-name="gr14" draw:text-style-name="P1" draw:layer="layout" svg:x1="13.922cm" svg:y1="10.583cm" svg:x2="14.907cm" svg:y2="8.878cm">
          <text:p/>
        </draw:line>
        <draw:line draw:style-name="gr14" draw:text-style-name="P1" draw:layer="layout" svg:x1="13.928cm" svg:y1="10.581cm" svg:x2="12.943cm" svg:y2="8.876cm">
          <text:p/>
        </draw:line>
        <draw:line draw:style-name="gr14" draw:text-style-name="P1" draw:layer="layout" svg:x1="13.928cm" svg:y1="10.574cm" svg:x2="11.959cm" svg:y2="10.574cm">
          <text:p/>
        </draw:line>
        <draw:line draw:style-name="gr14" draw:text-style-name="P1" draw:layer="layout" svg:x1="13.924cm" svg:y1="10.571cm" svg:x2="12.939cm" svg:y2="12.276cm">
          <text:p/>
        </draw:line>
        <draw:line draw:style-name="gr14" draw:text-style-name="P1" draw:layer="layout" svg:x1="13.925cm" svg:y1="10.575cm" svg:x2="14.91cm" svg:y2="12.28cm">
          <text:p/>
        </draw:line>
        <draw:frame draw:style-name="gr9" draw:text-style-name="P1" draw:layer="layout" svg:width="0.993cm" svg:height="0.586cm" svg:x="16.121cm" svg:y="10.314cm">
          <draw:image xlink:href="Pictures/100002000000003D000000245CE5D18B.png" xlink:type="simple" xlink:show="embed" xlink:actuate="onLoad">
            <text:p/>
          </draw:image>
        </draw:frame>
        <draw:frame draw:style-name="gr9" draw:text-style-name="P1" draw:layer="layout" svg:width="0.961cm" svg:height="0.586cm" svg:x="14.857cm" svg:y="8.157cm">
          <draw:image xlink:href="Pictures/100002000000003B00000024050E997A.png" xlink:type="simple" xlink:show="embed" xlink:actuate="onLoad">
            <text:p/>
          </draw:image>
        </draw:frame>
        <draw:frame draw:style-name="gr9" draw:text-style-name="P1" draw:layer="layout" svg:width="0.993cm" svg:height="0.586cm" svg:x="12.016cm" svg:y="8.119cm">
          <draw:image xlink:href="Pictures/100002000000003D00000024FF480A6E.png" xlink:type="simple" xlink:show="embed" xlink:actuate="onLoad">
            <text:p/>
          </draw:image>
        </draw:frame>
        <draw:frame draw:style-name="gr9" draw:text-style-name="P1" draw:layer="layout" svg:width="0.979cm" svg:height="0.578cm" svg:x="10.745cm" svg:y="10.271cm">
          <draw:image xlink:href="Pictures/100002000000003D0000002475701860.png" xlink:type="simple" xlink:show="embed" xlink:actuate="onLoad">
            <text:p/>
          </draw:image>
        </draw:frame>
        <draw:frame draw:style-name="gr9" draw:text-style-name="P1" draw:layer="layout" svg:width="1cm" svg:height="0.58cm" svg:x="12.1cm" svg:y="12.525cm">
          <draw:image xlink:href="Pictures/100002000000003E0000002485957D08.png" xlink:type="simple" xlink:show="embed" xlink:actuate="onLoad">
            <text:p/>
          </draw:image>
        </draw:frame>
        <draw:frame draw:style-name="gr9" draw:text-style-name="P1" draw:layer="layout" svg:width="1.017cm" svg:height="0.6cm" svg:x="14.888cm" svg:y="12.557cm">
          <draw:image xlink:href="Pictures/100002000000003D0000002474C8065F.png" xlink:type="simple" xlink:show="embed" xlink:actuate="onLoad">
            <text:p/>
          </draw:image>
        </draw:frame>
      </draw:page>
      <draw:page draw:name="page5" draw:style-name="dp1" draw:master-page-name="標準">
        <draw:custom-shape draw:style-name="gr15" draw:text-style-name="P1" xml:id="id1" draw:id="id1" draw:layer="layout" svg:width="7.5cm" svg:height="1.9cm" svg:x="6.5cm" svg:y="1.6cm">
          <text:p text:style-name="P1">占有されていない点を</text:p>
          <text:p text:style-name="P1">ランダムに選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xml:id="id4" draw:id="id4" draw:layer="layout" svg:width="7.5cm" svg:height="1.899cm" svg:x="6.5cm" svg:y="12.101cm">
          <text:p text:style-name="P1">条件にあう点を</text:p>
          <text:p text:style-name="P1">ランダムに選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xml:id="id6" draw:id="id6" draw:layer="layout" svg:width="4.6cm" svg:height="1.4cm" svg:x="7.95cm" svg:y="17.4cm">
          <text:p text:style-name="P1">n &lt; 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1" xml:id="id8" draw:id="id8" draw:layer="layout" svg:width="7.5cm" svg:height="1.299cm" svg:x="17.1cm" svg:y="10.801cm">
          <text:p text:style-name="P1">その点はdeadlockとす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xml:id="id3" draw:id="id3" draw:layer="layout" svg:width="11.4cm" svg:height="3.5cm" svg:x="4.55cm" svg:y="7.5cm">
          <text:p text:style-name="P1">占有されていない</text:p>
          <text:p text:style-name="P1"><text:s/>+ deadlockでない</text:p>
          <text:p text:style-name="P1">隣接点があるか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1" xml:id="id5" draw:id="id5" draw:layer="layout" svg:width="2.4cm" svg:height="1.199cm" svg:x="9.05cm" svg:y="15.101cm">
          <text:p text:style-name="P1">n +=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xml:id="id9" draw:id="id9" draw:layer="layout" svg:width="2.4cm" svg:height="1.199cm" svg:x="19.651cm" svg:y="8.502cm">
          <text:p text:style-name="P1">n -=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xml:id="id2" draw:id="id2" draw:layer="layout" svg:width="7.5cm" svg:height="1.299cm" svg:x="6.5cm" svg:y="4.901cm">
          <text:p text:style-name="P1">中心点を設定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xml:id="id10" draw:id="id10" draw:layer="layout" svg:width="7.5cm" svg:height="1.299cm" svg:x="17.101cm" svg:y="6.101cm">
          <text:p text:style-name="P1">中心点を戻す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1" xml:id="id7" draw:id="id7" draw:layer="layout" svg:x1="10.25cm" svg:y1="3.5cm" svg:x2="10.25cm" svg:y2="4.901cm" draw:start-shape="id1" draw:start-glue-point="6" draw:end-shape="id2" draw:end-glue-point="4" svg:d="M10250 3500v1401" svg:viewBox="0 0 1 1402">
          <text:p/>
        </draw:connector>
        <draw:connector draw:style-name="gr17" draw:text-style-name="P1" draw:layer="layout" svg:x1="10.25cm" svg:y1="6.2cm" svg:x2="10.25cm" svg:y2="7.5cm" draw:start-shape="id2" draw:start-glue-point="6" draw:end-shape="id3" draw:end-glue-point="4" svg:d="M10250 6200v1300" svg:viewBox="0 0 1 1301">
          <text:p/>
        </draw:connector>
        <draw:connector draw:style-name="gr17" draw:text-style-name="P1" draw:layer="layout" svg:x1="10.25cm" svg:y1="11cm" svg:x2="10.25cm" svg:y2="12.101cm" draw:start-shape="id3" draw:start-glue-point="6" draw:end-shape="id4" draw:end-glue-point="4" svg:d="M10250 11000v1101" svg:viewBox="0 0 1 1102">
          <text:p/>
        </draw:connector>
        <draw:connector draw:style-name="gr17" draw:text-style-name="P1" draw:layer="layout" svg:x1="10.25cm" svg:y1="14cm" svg:x2="10.25cm" svg:y2="15.101cm" draw:start-shape="id4" draw:start-glue-point="6" draw:end-shape="id5" svg:d="M10250 14000v1101" svg:viewBox="0 0 1 1102">
          <text:p/>
        </draw:connector>
        <draw:connector draw:style-name="gr17" draw:text-style-name="P1" draw:layer="layout" draw:line-skew="0.625cm" svg:x1="10.257cm" svg:y1="16.3cm" svg:x2="10.25cm" svg:y2="17.4cm" draw:end-shape="id6" draw:end-glue-point="4" svg:d="M10257 16300v900h-7v200" svg:viewBox="0 0 8 1101">
          <text:p/>
        </draw:connector>
        <draw:connector draw:style-name="gr17" draw:text-style-name="P1" draw:layer="layout" draw:line-skew="12.799cm" svg:x1="12.55cm" svg:y1="18.1cm" svg:x2="10.25cm" svg:y2="4.2cm" draw:start-shape="id6" draw:start-glue-point="7" draw:end-shape="id7" draw:end-glue-point="0" svg:d="M12550 18100h13350v-13900h-15650" svg:viewBox="0 0 15651 13901">
          <text:p/>
        </draw:connector>
        <draw:connector draw:style-name="gr17" draw:text-style-name="P1" draw:layer="layout" svg:x1="20.85cm" svg:y1="10.801cm" svg:x2="20.851cm" svg:y2="9.701cm" draw:start-shape="id8" draw:start-glue-point="4" draw:end-shape="id9" draw:end-glue-point="6" svg:d="M20850 10801v-550h1v-550" svg:viewBox="0 0 2 1101">
          <text:p/>
        </draw:connector>
        <draw:connector draw:style-name="gr17" draw:text-style-name="P1" draw:layer="layout" svg:x1="20.851cm" svg:y1="8.502cm" svg:x2="20.851cm" svg:y2="7.4cm" draw:start-shape="id9" draw:start-glue-point="4" draw:end-shape="id10" draw:end-glue-point="6" svg:d="M20851 8502v-1102" svg:viewBox="0 0 1 1103">
          <text:p/>
        </draw:connector>
        <draw:connector draw:style-name="gr17" draw:text-style-name="P1" draw:layer="layout" svg:x1="20.851cm" svg:y1="6.101cm" svg:x2="14cm" svg:y2="5.551cm" draw:start-shape="id10" draw:start-glue-point="4" draw:end-shape="id2" draw:end-glue-point="7" svg:d="M20851 6101v-551h-5300v1h-1551" svg:viewBox="0 0 6852 552">
          <text:p/>
        </draw:connector>
        <draw:connector draw:style-name="gr17" draw:text-style-name="P1" draw:layer="layout" svg:x1="15.95cm" svg:y1="9.25cm" svg:x2="20.85cm" svg:y2="12.1cm" draw:start-shape="id3" draw:start-glue-point="7" draw:end-shape="id8" draw:end-glue-point="6" svg:d="M15950 9250h576v3400h4324v-550" svg:viewBox="0 0 4901 3401">
          <text:p/>
        </draw:connector>
        <draw:frame draw:style-name="gr18" draw:text-style-name="P3" draw:layer="layout" svg:width="1.5cm" svg:height="1cm" svg:x="17.8cm" svg:y="12.6cm">
          <draw:text-box>
            <text:p text:style-name="P3"><text:span text:style-name="T2">NO</text:span></text:p>
          </draw:text-box>
        </draw:frame>
        <draw:frame draw:style-name="gr18" draw:text-style-name="P3" draw:layer="layout" svg:width="1.5cm" svg:height="1cm" svg:x="17.8cm" svg:y="18.2cm">
          <draw:text-box>
            <text:p text:style-name="P3"><text:span text:style-name="T2">NO</text:span></text:p>
          </draw:text-box>
        </draw:frame>
        <draw:frame draw:style-name="gr18" draw:text-style-name="P4" draw:layer="layout" svg:width="1.8cm" svg:height="1cm" svg:x="10.3cm" svg:y="11cm">
          <draw:text-box>
            <text:p text:style-name="P4"><text:span text:style-name="T3">YES</text:span></text:p>
          </draw:text-box>
        </draw:frame>
        <draw:frame draw:style-name="gr18" draw:text-style-name="P4" draw:layer="layout" svg:width="1.8cm" svg:height="1cm" svg:x="10.3cm" svg:y="18.9cm">
          <draw:text-box>
            <text:p text:style-name="P4"><text:span text:style-name="T3">YES</text:span></text:p>
          </draw:text-box>
        </draw:frame>
        <draw:frame draw:style-name="gr19" draw:text-style-name="P1" xml:id="id11" draw:id="id11" draw:layer="layout" svg:width="1.8cm" svg:height="1.05cm" svg:x="9.348cm" svg:y="19.9cm">
          <draw:text-box>
            <text:p text:style-name="P1">終了</text:p>
          </draw:text-box>
        </draw:frame>
        <draw:connector draw:style-name="gr17" draw:text-style-name="P1" draw:layer="layout" svg:x1="10.25cm" svg:y1="18.8cm" svg:x2="10.248cm" svg:y2="19.9cm" draw:start-shape="id6" draw:start-glue-point="6" draw:end-shape="id11" draw:end-glue-point="0" svg:d="M10250 18800v576h-2v524" svg:viewBox="0 0 3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1T01:44:32.581721012</meta:creation-date>
    <dc:date>2016-07-06T20:29:05.611637572</dc:date>
    <meta:editing-duration>PT4H36S</meta:editing-duration>
    <meta:editing-cycles>53</meta:editing-cycles>
    <meta:generator>LibreOffice/4.2.8.2$Linux_X86_64 LibreOffice_project/420m0$Build-2</meta:generator>
    <meta:document-statistic meta:object-count="206"/>
  </office:meta>
</office:document-meta>
</file>